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0f1" officeooo:paragraph-rsid="000e7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58:10.867786817</meta:creation-date>
    <dc:date>2022-09-27T10:59:49.306337555</dc:date>
    <meta:editing-duration>PT1M3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5.2$Linux_X86_64 LibreOffice_project/30$Build-2</meta:generator>
  </office:meta>
</office:document-meta>
</file>